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B202693CF3861DD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04e4d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4.961cm" fo:min-width="7.776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8.592cm" fo:min-width="6.739cm" fo:padding-top="0.151cm" fo:padding-bottom="0.151cm" fo:padding-left="0.276cm" fo:padding-right="0.276cm"/>
    </style:style>
    <style:style style:name="gr12" style:family="graphic" style:parent-style-name="standard">
      <style:graphic-properties svg:stroke-color="#2b511a" draw:fill-color="#72bf44" draw:textarea-horizontal-align="justify" draw:textarea-vertical-align="middle" draw:auto-grow-height="false" fo:min-height="0.114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-color="#8ccfb7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521cm" fo:min-width="11.113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59cm" fo:min-width="1.661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3.7cm" fo:min-width="11.113cm" fo:padding-top="0.165cm" fo:padding-bottom="0.165cm" fo:padding-left="0.29cm" fo:padding-right="0.29cm"/>
    </style:style>
    <style:style style:name="gr25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9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11.206cm" fo:min-width="17.559cm" fo:padding-top="0.165cm" fo:padding-bottom="0.165cm" fo:padding-left="0.29cm" fo:padding-right="0.29cm"/>
    </style:style>
    <style:style style:name="gr30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252cm" draw:marker-end-width="0.252cm" draw:fill-color="#87d1d1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1.639cm" fo:padding-top="0.151cm" fo:padding-bottom="0.151cm" fo:padding-left="0.276cm" fo:padding-right="0.276cm"/>
    </style:style>
    <style:style style:name="gr36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7.489cm" fo:min-width="8.355cm" fo:padding-top="0.165cm" fo:padding-bottom="0.165cm" fo:padding-left="0.29cm" fo:padding-right="0.29cm"/>
    </style:style>
    <style:style style:name="gr37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2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43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44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5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8.426cm" fo:min-width="11.89cm" fo:padding-top="0.165cm" fo:padding-bottom="0.165cm" fo:padding-left="0.29cm" fo:padding-right="0.29cm"/>
    </style:style>
    <style:style style:name="gr46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15cm" fo:min-width="9.771cm" fo:padding-top="0.165cm" fo:padding-bottom="0.165cm" fo:padding-left="0.29cm" fo:padding-right="0.29cm"/>
    </style:style>
    <style:style style:name="gr49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0" style:family="graphic" style:parent-style-name="standard">
      <style:graphic-properties draw:textarea-horizontal-align="justify" draw:textarea-vertical-align="middle" draw:auto-grow-height="false" fo:min-height="0.707cm" fo:min-width="2.288cm"/>
    </style:style>
    <style:style style:name="gr51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91cm" fo:min-width="2.374cm" fo:padding-top="0.142cm" fo:padding-bottom="0.142cm" fo:padding-left="0.267cm" fo:padding-right="0.267cm"/>
    </style:style>
    <style:style style:name="gr5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647cm" fo:min-width="5.26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889cm" fo:min-width="2.884cm" fo:padding-top="0.151cm" fo:padding-bottom="0.151cm" fo:padding-left="0.276cm" fo:padding-right="0.276cm"/>
    </style:style>
    <style:style style:name="gr54" style:family="graphic" style:parent-style-name="standard">
      <style:graphic-properties svg:stroke-color="#2b511a" draw:fill-color="#72bf44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f93c7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bce4e5"/>
      <style:paragraph-properties fo:text-align="center"/>
    </style:style>
    <style:style style:name="P15" style:family="paragraph">
      <loext:graphic-properties draw:fill-color="#8ccfb7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-color="#faa61a"/>
      <style:paragraph-properties fo:text-align="center"/>
    </style:style>
    <style:style style:name="P19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ffe5ca"/>
      <style:paragraph-properties fo:text-align="center"/>
    </style:style>
    <style:style style:name="P23" style:family="paragraph">
      <loext:graphic-properties draw:fill="none" draw:fill-color="#ffe5ca"/>
      <style:paragraph-properties fo:text-align="center"/>
    </style:style>
    <style:style style:name="P24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fedcc6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text-properties fo:font-size="10pt"/>
    </style:style>
    <style:style style:name="P31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-color="#ffe5ca"/>
      <style:paragraph-properties fo:text-align="center"/>
      <style:text-properties fo:font-size="18pt"/>
    </style:style>
    <style:style style:name="P34" style:family="paragraph">
      <loext:graphic-properties draw:fill-color="#fff450"/>
      <style:paragraph-properties fo:text-align="center"/>
      <style:text-properties fo:font-size="18pt"/>
    </style:style>
    <style:style style:name="P35" style:family="paragraph">
      <loext:graphic-properties draw:fill-color="#7da7d8"/>
      <style:paragraph-properties fo:text-align="center"/>
      <style:text-properties fo:font-size="18pt"/>
    </style:style>
    <style:style style:name="P36" style:family="paragraph">
      <loext:graphic-properties draw:fill-color="#8f93c7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-color="#7da7d8"/>
      <style:paragraph-properties fo:text-align="center"/>
    </style:style>
    <style:style style:name="P39" style:family="paragraph">
      <loext:graphic-properties draw:fill-color="#8f93c7"/>
      <style:paragraph-properties fo:text-align="center"/>
    </style:style>
    <style:style style:name="P40" style:family="paragraph">
      <loext:graphic-properties draw:fill-color="#fffbcc"/>
      <style:paragraph-properties fo:text-align="center"/>
    </style:style>
    <style:style style:name="P41" style:family="paragraph">
      <loext:graphic-properties draw:fill-color="#fff45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8.356cm" svg:height="5.291cm" svg:x="8.719cm" svg:y="4.9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6" draw:text-style-name="P6" draw:layer="layout" svg:width="2.292cm" svg:height="1.433cm" svg:x="7.526cm" svg:y="5.399cm">
          <draw:text-box>
            <text:p><text:span text:style-name="T1">(-32,40)</text:span></text:p>
          </draw:text-box>
        </draw:frame>
        <draw:custom-shape draw:style-name="gr7" draw:text-style-name="P7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91cm" svg:height="1.039cm" svg:x="3.933cm" svg:y="0.396cm">
          <draw:text-box>
            <text:p><text:span text:style-name="T1">renderer</text:span></text:p>
          </draw:text-box>
        </draw:frame>
        <draw:frame draw:style-name="gr9" draw:text-style-name="P6" draw:layer="layout" svg:width="1.535cm" svg:height="0.645cm" svg:x="11.8cm" svg:y="1.669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7.223cm" svg:y="1.631cm">
          <draw:text-box>
            <text:p><text:span text:style-name="T1">-64</text:span></text:p>
          </draw:text-box>
        </draw:frame>
        <draw:frame draw:style-name="gr9" draw:text-style-name="P6" draw:layer="layout" svg:width="1.535cm" svg:height="0.645cm" svg:x="4.618cm" svg:y="4.515cm">
          <draw:text-box>
            <text:p><text:span text:style-name="T1">32</text:span></text:p>
          </draw:text-box>
        </draw:frame>
        <draw:frame draw:style-name="gr9" draw:text-style-name="P6" draw:layer="layout" svg:width="1.535cm" svg:height="0.645cm" svg:x="4.325cm" svg:y="7.266cm">
          <draw:text-box>
            <text:p><text:span text:style-name="T1">64</text:span></text:p>
          </draw:text-box>
        </draw:frame>
        <draw:frame draw:style-name="gr9" draw:text-style-name="P6" draw:layer="layout" svg:width="1.535cm" svg:height="0.645cm" svg:x="4.599cm" svg:y="1.631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4.536cm" svg:y="10.124cm">
          <draw:text-box>
            <text:p><text:span text:style-name="T1">96</text:span></text:p>
          </draw:text-box>
        </draw:frame>
        <draw:g>
          <draw:frame draw:style-name="gr10" draw:text-style-name="P1" draw:layer="layout" svg:width="13.713cm" svg:height="8.624cm" svg:x="8.758cm" svg:y="1.933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7.291cm" svg:height="8.894cm" svg:x="10.753cm" svg:y="1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519cm" svg:height="0.514cm" svg:x="13.688cm" svg:y="10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6.45cm" svg:y="10.483cm">
          <text:p text:style-name="P1"><text:span text:style-name="T1">(3,8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47cm" svg:y="10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5.474cm" svg:y="10.514cm">
          <text:p text:style-name="P1"><text:span text:style-name="T1">(8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draw:layer="layout" svg:width="2.191cm" svg:height="1.349cm" svg:x="17.534cm" svg:y="4.425cm">
          <text:p text:style-name="P1"><text:span text:style-name="T1">(-2,4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draw:layer="layout" svg:width="2.191cm" svg:height="1.349cm" svg:x="4.381cm" svg:y="4.382cm">
          <text:p text:style-name="P1"><text:span text:style-name="T1">(4,-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11.693cm" svg:height="5.851cm" svg:x="6.291cm" svg:y="5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7.984cm" svg:y1="5.065cm" svg:x2="18.97cm" svg:y2="3.096cm">
          <text:p/>
        </draw:line>
        <draw:frame draw:style-name="gr9" draw:text-style-name="P17" draw:layer="layout" svg:width="2.248cm" svg:height="0.645cm" svg:x="18.627cm" svg:y="2.451cm">
          <draw:text-box>
            <text:p><text:span text:style-name="T1">(202,48)</text:span></text:p>
          </draw:text-box>
        </draw:frame>
        <draw:custom-shape draw:style-name="gr22" draw:text-style-name="P5" draw:layer="layout" svg:width="2.213cm" svg:height="1.361cm" svg:x="15.193cm" svg:y="11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5" draw:text-style-name="P10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991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0.715cm" svg:y="1.648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524cm" svg:y="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8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2.191cm" svg:height="1.349cm" svg:x="5.159cm" svg:y="5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69cm" svg:y="5.7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9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609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004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11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2.191cm" svg:height="1.349cm" svg:x="5.195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301cm" svg:y="9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6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92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77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83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887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5" draw:layer="layout" svg:width="11.693cm" svg:height="4.03cm" svg:x="6.012cm" svg:y="5.4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25" draw:text-style-name="P19" draw:layer="layout" svg:width="2.191cm" svg:height="1.349cm" svg:x="11.8cm" svg:y="2.31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9" draw:layer="layout" svg:width="2.191cm" svg:height="1.349cm" svg:x="12.906cm" svg:y="2.99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9" draw:layer="layout" svg:width="2.191cm" svg:height="1.349cm" svg:x="13.991cm" svg:y="3.66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9" draw:layer="layout" svg:width="2.191cm" svg:height="1.349cm" svg:x="10.691cm" svg:y="2.99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1" draw:layer="layout" svg:width="2.191cm" svg:height="1.349cm" svg:x="11.797cm" svg:y="3.67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882cm" svg:y="4.34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92cm" svg:y="4.356cm">
          <text:p text:style-name="P1"><text:span text:style-name="T1">(3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3" draw:layer="layout" svg:width="18.139cm" svg:height="11.536cm" svg:x="3.689cm" svg:y="1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7" draw:text-style-name="P21" draw:layer="layout" svg:width="2.191cm" svg:height="1.349cm" svg:x="9.087cm" svg:y="3.59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1" draw:layer="layout" svg:width="2.191cm" svg:height="1.349cm" svg:x="10.193cm" svg:y="4.27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1" draw:layer="layout" svg:width="2.191cm" svg:height="1.349cm" svg:x="11.278cm" svg:y="4.94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draw:layer="layout" svg:width="2.191cm" svg:height="1.349cm" svg:x="12.384cm" svg:y="5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4" draw:layer="layout" svg:width="2.191cm" svg:height="1.349cm" svg:x="7.978cm" svg:y="4.27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4" draw:layer="layout" svg:width="2.191cm" svg:height="1.349cm" svg:x="9.084cm" svg:y="4.95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4" draw:layer="layout" svg:width="2.191cm" svg:height="1.349cm" svg:x="10.169cm" svg:y="5.62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11.275cm" svg:y="6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6.888cm" svg:y="4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7.994cm" svg:y="5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9.079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10.18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0" draw:layer="layout" svg:width="2.191cm" svg:height="1.349cm" svg:x="5.779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6.885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7.97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5" draw:layer="layout" svg:width="2.191cm" svg:height="1.349cm" svg:x="9.076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6" draw:layer="layout" svg:width="2.191cm" svg:height="1.349cm" svg:x="8.002cm" svg:y="2.923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6.896cm" svg:y="3.594cm">
          <text:p text:style-name="P1"><text:span text:style-name="T1">(1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5.787cm" svg:y="4.272cm">
          <text:p text:style-name="P1"><text:span text:style-name="T1">(2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4.694cm" svg:y="4.943cm">
          <text:p text:style-name="P1"><text:span text:style-name="T1">(3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3.596cm" svg:y="5.621cm">
          <text:p text:style-name="P1"><text:span text:style-name="T1">(4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4.694cm" svg:y="6.314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5.803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6.885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7.994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.498cm" svg:y="6.30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3.596cm" svg:y="6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4.705cm" svg:y="7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5.787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6.896cm" svg:y="9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.381cm" svg:y="6.98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.479cm" svg:y="7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3.588cm" svg:y="8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4.67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5.779cm" svg:y="9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0.307cm" svg:y="7.663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.405cm" svg:y="8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.514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3.596cm" svg:y="9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4.705cm" svg:y="10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9.087cm" svg:y="2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0.185cm" svg:y="2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1.294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2.376cm" svg:y="4.2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3.485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4.567cm" svg:y="6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3.458cm" svg:y="7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2.368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1.25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0.177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9.079cm" svg:y="10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6.888cm" svg:y="11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5.66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6" draw:layer="layout" svg:width="2.191cm" svg:height="1.349cm" svg:x="7.997cm" svg:y="11.01cm">
          <text:p text:style-name="P28">(6,5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5" draw:layer="layout" svg:width="2.191cm" svg:height="1.344cm" svg:x="6.896cm" svg:y="6.3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191cm" svg:height="1.349cm" svg:x="15.649cm" svg:y="7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4.54cm" svg:y="8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3.45cm" svg:y="8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2.341cm" svg:y="9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1.259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0.161cm" svg:y="11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7.9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6.7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9.079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6.755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5.646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4.556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3.447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2.365cm" svg:y="11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1.267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9.076cm" svg:y="13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7.856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0.185cm" svg:y="12.3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7.837cm" svg:y="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6.728cm" svg:y="9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5.638cm" svg:y="10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4.529cm" svg:y="11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3.447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2.349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0.158cm" svg:y="13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8.938cm" svg:y="8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1.267cm" svg:y="13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938cm" svg:y="9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7.829cm" svg:y="10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6" draw:layer="layout" svg:width="2.191cm" svg:height="1.349cm" svg:x="16.739cm" svg:y="11.005cm">
          <text:p text:style-name="P1"><text:span text:style-name="T1">(2,9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5.63cm" svg:y="11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4.548cm" svg:y="12.3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3.45cm" svg:y="13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1.25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0.03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2.368cm" svg:y="1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0.177cm" svg:y="1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1.275cm" svg:y="2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2.384cm" svg:y="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3.466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4.575cm" svg:y="4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6.758cm" svg:y="5.6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5.657cm" svg:y="4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7.84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8.946cm" svg:y="6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0.028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1.129cm" svg:y="8.3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1.267cm" svg:y="0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2.365cm" svg:y="1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3.474cm" svg:y="2.2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4.556cm" svg:y="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5.665cm" svg:y="3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7.848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6.747cm" svg:y="4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8.93cm" svg:y="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0.036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1.118cm" svg:y="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2.219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2.349cm" svg:y="0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3.447cm" svg:y="0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4.556cm" svg:y="1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5.638cm" svg:y="2.2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6" draw:layer="layout" svg:width="2.191cm" svg:height="1.349cm" svg:x="16.747cm" svg:y="2.933cm">
          <text:p text:style-name="P28">(-4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8.93cm" svg:y="4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2.191cm" svg:height="1.349cm" svg:x="17.829cm" svg:y="3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0.012cm" svg:y="4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1.118cm" svg:y="5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2.2cm" svg:y="6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3.301cm" svg:y="6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3" draw:layer="layout" svg:width="8.935cm" svg:height="7.819cm" svg:x="9.087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6.45cm" svg:y="10.483cm">
          <text:p text:style-name="P29"><text:span text:style-name="T1">(3,8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47cm" svg:y="10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0.994cm" svg:y="3.05cm">
          <text:p text:style-name="P29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5.474cm" svg:y="10.514cm">
          <text:p text:style-name="P29"><text:span text:style-name="T1">(8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7.534cm" svg:y="4.425cm">
          <text:p text:style-name="P29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4.381cm" svg:y="4.382cm">
          <text:p text:style-name="P29"><text:span text:style-name="T1">(4,-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11.693cm" svg:height="5.851cm" svg:x="6.291cm" svg:y="5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7.984cm" svg:y1="5.065cm" svg:x2="18.97cm" svg:y2="3.096cm">
          <text:p/>
        </draw:line>
        <draw:frame draw:style-name="gr9" draw:text-style-name="P17" draw:layer="layout" svg:width="2.248cm" svg:height="0.645cm" svg:x="18.627cm" svg:y="2.451cm">
          <draw:text-box>
            <text:p text:style-name="P30"><text:span text:style-name="T1">(202,48)</text:span></text:p>
          </draw:text-box>
        </draw:frame>
        <draw:custom-shape draw:style-name="gr22" draw:text-style-name="P5" draw:layer="layout" svg:width="2.213cm" svg:height="1.361cm" svg:x="15.193cm" svg:y="11.1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191cm" svg:height="1.349cm" svg:x="7.722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5.531cm" svg:y="2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4.395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3.275cm" svg:y="3.704cm">
          <text:p text:style-name="P29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166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76cm" svg:y="5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0.033cm" svg:y="5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6.61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1.106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796cm" svg:y="0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88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5.531cm" svg:y="-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.34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20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.084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0.025cm" svg:y="3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1.11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2.224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4.425cm" svg:y="0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3.29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6.605cm" svg:y="-1.0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689cm" svg:y="-1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2.191cm" svg:height="1.349cm" svg:x="4.454cm" svg:y="-1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263cm" svg:y="0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127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0.007cm" svg:y="1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1.102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2.192cm" svg:y="3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3.301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.348cm" svg:y="-0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4.374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5.528cm" svg:y="-1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6.612cm" svg:y="-2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1" draw:layer="layout" svg:width="2.191cm" svg:height="1.349cm" svg:x="3.373cm" svg:y="-1.739cm">
          <text:p text:style-name="P28">(-7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.182cm" svg:y="-0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0.046cm" svg:y="0.2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-1.074cm" svg:y="0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2.183cm" svg:y="1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3.273cm" svg:y="2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4.382cm" svg:y="3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.267cm" svg:y="-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-5.455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4.447cm" svg:y="-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5.531cm" svg:y="-3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261cm" svg:y="1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367cm" svg:y="2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452cm" svg:y="3.0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8.558cm" svg:y="3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643cm" svg:y="4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749cm" svg:y="5.1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834cm" svg:y="5.7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2.94cm" svg:y="6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176cm" svg:y="1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095cm" svg:y="0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1cm" svg:y="-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04cm" svg:y="-0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713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819cm" svg:y="-1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636cm" svg:y="-3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6.555cm" svg:y="-3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37cm" svg:y="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476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561cm" svg:y="2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9.667cm" svg:y="3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752cm" svg:y="3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858cm" svg:y="4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2.943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049cm" svg:y="5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285cm" svg:y="0.3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04cm" svg:y="-0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19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13cm" svg:y="-1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822cm" svg:y="-3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28cm" svg:y="-2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745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7.664cm" svg:y="-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477cm" svg:y="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583cm" svg:y="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668cm" svg:y="1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0.774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859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2.965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05cm" svg:y="4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156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392cm" svg:y="-0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11cm" svg:y="-0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26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2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29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35cm" svg:y="-3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852cm" svg:y="-4.3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8.771cm" svg:y="-5.0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586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692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777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1.883cm" svg:y="1.7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2.968cm" svg:y="2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074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159cm" svg:y="3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6.265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501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2cm" svg:y="-1.6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35cm" svg:y="-2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29cm" svg:y="-3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38cm" svg:y="-4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44cm" svg:y="-3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61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9.88cm" svg:y="-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676cm" svg:y="-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782cm" svg:y="-0.3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867cm" svg:y="0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2.973cm" svg:y="1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058cm" svg:y="1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164cm" svg:y="2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6.249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7.355cm" svg:y="3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1" draw:layer="layout" svg:width="2.191cm" svg:height="1.349cm" svg:x="18.591cm" svg:y="-1.665cm">
          <text:p text:style-name="P28"><text:span text:style-name="T1">(0,-7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51cm" svg:y="-2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25cm" svg:y="-3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19cm" svg:y="-3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28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34cm" svg:y="-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51cm" svg:y="-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0.97cm" svg:y="-6.4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75cm" svg:y="9.1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66cm" svg:y="9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676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7.567cm" svg:y="11.156cm">
          <text:p text:style-name="P29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6cm" svg:y="11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51cm" svg:y="12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61cm" svg:y="13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52cm" svg:y="13.8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2.079cm" svg:y="14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949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3.033cm" svg:y="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057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166cm" svg:y="6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6.273cm" svg:y="5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7.382cm" svg:y="5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8.472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957cm" svg:y="9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48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58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8.649cm" svg:y="11.822cm">
          <text:p text:style-name="P29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542cm" svg:y="12.5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33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43cm" svg:y="13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34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3.161cm" svg:y="15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3.031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115cm" svg:y="8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1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6.248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7.355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8.464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9.554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3.063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954cm" svg:y="1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0.864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19.755cm" svg:y="12.505cm">
          <text:p text:style-name="P29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8.648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539cm" svg:y="1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49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4cm" svg:y="15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4.267cm" svg:y="15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137cm" svg:y="9.8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221cm" svg:y="9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6.245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7.354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8.461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9.57cm" svg:y="6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0.66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4.148cm" svg:y="11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3.039cm" svg:y="11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1.949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draw:layer="layout" svg:width="2.191cm" svg:height="1.349cm" svg:x="20.84cm" svg:y="13.171cm">
          <text:p text:style-name="P29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9.733cm" svg:y="13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1" draw:layer="layout" svg:width="2.191cm" svg:height="1.349cm" svg:x="18.624cm" svg:y="14.541cm">
          <text:p text:style-name="P1"><text:span text:style-name="T1">(5,1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7.534cm" svg:y="15.2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6.42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15.352cm" svg:y="16.5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5.222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6.306cm" svg:y="9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7.33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8.439cm" svg:y="8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29.546cm" svg:y="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0.655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layout" svg:width="2.191cm" svg:height="1.349cm" svg:x="31.745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38" draw:text-style-name="P33" draw:layer="layout" svg:width="4.535cm" svg:height="2.791cm" svg:x="9.504cm" svg:y="3.722cm">
          <text:p text:style-name="P1"><text:span text:style-name="T2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4" draw:layer="layout" svg:width="4.535cm" svg:height="2.791cm" svg:x="11.8cm" svg:y="2.314cm">
          <text:p text:style-name="P1"><text:span text:style-name="T2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4" draw:layer="layout" svg:width="4.535cm" svg:height="2.791cm" svg:x="11.8cm" svg:y="5.13cm">
          <text:p text:style-name="P1"><text:span text:style-name="T2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3" draw:layer="layout" svg:width="4.535cm" svg:height="2.791cm" svg:x="14.096cm" svg:y="3.722cm">
          <text:p text:style-name="P1"><text:span text:style-name="T2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5" draw:layer="layout" svg:width="4.535cm" svg:height="2.791cm" svg:x="14.096cm" svg:y="6.538cm">
          <text:p text:style-name="P1"><text:span text:style-name="T2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4" draw:layer="layout" svg:width="4.535cm" svg:height="2.791cm" svg:x="16.392cm" svg:y="5.13cm">
          <text:p text:style-name="P1"><text:span text:style-name="T2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4" draw:layer="layout" svg:width="4.535cm" svg:height="2.791cm" svg:x="7.208cm" svg:y="5.13cm">
          <text:p text:style-name="P1"><text:span text:style-name="T2">(2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5" draw:layer="layout" svg:width="4.535cm" svg:height="2.791cm" svg:x="9.504cm" svg:y="6.538cm">
          <text:p text:style-name="P1"><text:span text:style-name="T2">(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6" draw:layer="layout" svg:width="4.535cm" svg:height="2.791cm" svg:x="11.8cm" svg:y="7.946cm">
          <text:p text:style-name="P1"><text:span text:style-name="T2">(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6" draw:layer="layout" svg:width="4.535cm" svg:height="2.791cm" svg:x="16.392cm" svg:y="7.946cm">
          <text:p text:style-name="P1"><text:span text:style-name="T2">(1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5" draw:layer="layout" svg:width="4.535cm" svg:height="2.791cm" svg:x="18.688cm" svg:y="6.538cm">
          <text:p text:style-name="P1"><text:span text:style-name="T2">(0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5" draw:layer="layout" svg:width="4.535cm" svg:height="2.791cm" svg:x="14.096cm" svg:y="9.354cm">
          <text:p text:style-name="P1"><text:span text:style-name="T2">(2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draw:layer="layout" svg:width="10.768cm" svg:height="6.218cm" svg:x="6.349cm" svg:y="5.1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37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43" draw:text-style-name="P5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38" draw:text-style-name="P2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8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8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8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8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9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9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8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5" draw:layer="layout" svg:width="12.47cm" svg:height="8.756cm" svg:x="10.861cm" svg:y="3.0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1.8cm" svg:y="1.683cm">
          <draw:text-box>
            <text:p><text:span text:style-name="T1">(0,0)</text:span></text:p>
          </draw:text-box>
        </draw:frame>
        <draw:custom-shape draw:style-name="gr46" draw:text-style-name="P5" draw:layer="layout" svg:width="4.592cm" svg:height="2.791cm" svg:x="8.179cm" svg:y="7.911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2.928cm" svg:height="0.962cm" svg:x="21.752cm" svg:y="9.76cm">
          <draw:text-box>
            <text:p>1 unidad</text:p>
          </draw:text-box>
        </draw:frame>
        <draw:frame draw:style-name="gr8" draw:text-style-name="P6" draw:layer="layout" svg:width="1.886cm" svg:height="1.039cm" svg:x="9.708cm" svg:y="2.457cm">
          <draw:text-box>
            <text:p><text:span text:style-name="T1">(-20,10)</text:span></text:p>
          </draw:text-box>
        </draw:frame>
        <draw:frame draw:style-name="gr9" draw:text-style-name="P6" draw:layer="layout" svg:width="1.535cm" svg:height="0.645cm" svg:x="6.244cm" svg:y="1.631cm">
          <draw:text-box>
            <text:p><text:span text:style-name="T1">-64</text:span></text:p>
          </draw:text-box>
        </draw:frame>
        <draw:frame draw:style-name="gr8" draw:text-style-name="P6" draw:layer="layout" svg:width="2.02cm" svg:height="1.039cm" svg:x="9.78cm" svg:y="11.959cm">
          <draw:text-box>
            <text:p><text:span text:style-name="T1">(-20,106)</text:span></text:p>
          </draw:text-box>
        </draw:frame>
        <draw:frame draw:style-name="gr8" draw:text-style-name="P6" draw:layer="layout" svg:width="2.58cm" svg:height="1.039cm" svg:x="22.483cm" svg:y="2.49cm">
          <draw:text-box>
            <text:p><text:span text:style-name="T1">(160,10)</text:span></text:p>
          </draw:text-box>
        </draw:frame>
        <draw:frame draw:style-name="gr8" draw:text-style-name="P6" draw:layer="layout" svg:width="2.02cm" svg:height="1.039cm" svg:x="22.432cm" svg:y="11.834cm">
          <draw:text-box>
            <text:p><text:span text:style-name="T1">(160,106)</text:span></text:p>
          </draw:text-box>
        </draw:frame>
        <draw:custom-shape draw:style-name="gr48" draw:text-style-name="P5" draw:layer="layout" svg:width="10.271cm" svg:height="4.065cm" svg:x="13.902cm" svg:y="5.6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49" draw:text-style-name="P40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41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41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0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0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41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9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0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43" draw:text-style-name="P5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39" draw:text-style-name="P41" draw:layer="layout" svg:width="4.535cm" svg:height="2.791cm" svg:x="5.663cm" svg:y="2.032cm"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41" draw:layer="layout" svg:width="4.535cm" svg:height="2.791cm" svg:x="10.198cm" svg:y="2.03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41" draw:layer="layout" svg:width="4.535cm" svg:height="2.791cm" svg:x="5.663cm" svg:y="4.823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41" draw:layer="layout" svg:width="4.535cm" svg:height="2.791cm" svg:x="10.198cm" svg:y="4.823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5" draw:layer="layout" svg:width="4.525cm" svg:height="2.791cm" svg:x="10.198cm" svg:y="4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50" draw:text-style-name="P1" draw:layer="layout" svg:width="2.788cm" svg:height="0.957cm" svg:x="4.722cm" svg:y="2.157cm">
          <text:p text:style-name="P1">toch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51" draw:text-style-name="P41" draw:layer="layout" svg:width="5.816cm" svg:height="2.949cm" svg:x="4.31cm" svg:y="7.9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5" draw:layer="layout" svg:width="5.816cm" svg:height="2.949cm" svg:x="4.31cm" svg:y="7.96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1" draw:layer="layout" svg:width="6.462cm" svg:height="4.064cm" svg:x="4.779cm" svg:y="6.87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53" draw:text-style-name="P5" draw:layer="layout" svg:width="3.436cm" svg:height="4.191cm" svg:x="5.71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245cm" svg:height="0.242cm" svg:x="7.102cm" svg:y="10.7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5" draw:text-style-name="P17" draw:layer="layout" svg:width="4.464cm" svg:height="0.887cm" svg:x="1.888cm" svg:y="4.277cm">
          <draw:text-box>
            <text:p><text:span text:style-name="T3">Dest.y = tile.y + entity.y – rect.h</text:span></text:p>
            <text:p><text:span text:style-name="T3">Dest.x = tile.x + entity.x</text:span></text:p>
          </draw:text-box>
        </draw:frame>
        <draw:custom-shape draw:style-name="gr56" draw:text-style-name="P1" draw:layer="layout" svg:width="0.228cm" svg:height="0.229cm" svg:x="7.108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7-28T23:41:43.365160961</dc:date>
    <meta:editing-duration>PT3H12M23S</meta:editing-duration>
    <meta:editing-cycles>22</meta:editing-cycles>
    <meta:generator>LibreOffice/6.0.7.3$Linux_X86_64 LibreOffice_project/00m0$Build-3</meta:generator>
    <meta:document-statistic meta:object-count="919"/>
  </office:meta>
</office:document-meta>
</file>